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c9211e" loext:opacity="100%"/>
    </style:style>
    <style:style style:name="P2" style:family="paragraph" style:parent-style-name="Heading_20_1">
      <style:paragraph-properties fo:break-before="page"/>
      <style:text-properties fo:color="#c9211e" loext:opacity="100%" officeooo:rsid="0005b340" officeooo:paragraph-rsid="0005b340"/>
    </style:style>
    <style:style style:name="P3" style:family="paragraph" style:parent-style-name="Preformatted_20_Text">
      <style:text-properties fo:color="#c9211e" loext:opacity="100%" fo:font-size="13pt" style:font-size-asian="13pt" style:font-size-complex="13pt"/>
    </style:style>
    <style:style style:name="P4" style:family="paragraph" style:parent-style-name="Preformatted_20_Text">
      <style:paragraph-properties fo:margin-top="0in" fo:margin-bottom="0.1965in" style:contextual-spacing="false"/>
      <style:text-properties fo:color="#c9211e" loext:opacity="100%" fo:font-size="13pt" style:font-size-asian="13pt" style:font-size-complex="13pt"/>
    </style:style>
    <style:style style:name="P5" style:family="paragraph" style:parent-style-name="Preformatted_20_Text">
      <style:text-properties fo:color="#c9211e" loext:opacity="100%" fo:font-size="11pt" officeooo:paragraph-rsid="0005b340" style:font-size-asian="11pt" style:font-size-complex="11pt"/>
    </style:style>
    <style:style style:name="P6" style:family="paragraph" style:parent-style-name="Preformatted_20_Text">
      <style:text-properties fo:color="#c9211e" loext:opacity="100%" fo:font-size="11pt" style:font-size-asian="11pt" style:font-size-complex="11pt"/>
    </style:style>
    <style:style style:name="P7" style:family="paragraph" style:parent-style-name="Preformatted_20_Text">
      <style:paragraph-properties fo:margin-top="0in" fo:margin-bottom="0.1965in" style:contextual-spacing="false"/>
      <style:text-properties fo:color="#c9211e" loext:opacity="100%" fo:font-size="11pt" style:font-size-asian="11pt" style:font-size-complex="11pt"/>
    </style:style>
    <style:style style:name="P8" style:family="paragraph" style:parent-style-name="Standard">
      <style:text-properties fo:color="#c9211e" loext:opacity="100%" fo:font-size="13pt" style:font-size-asian="13pt" style:font-size-complex="13pt"/>
    </style:style>
    <style:style style:name="P9" style:family="paragraph" style:parent-style-name="Text_20_body">
      <style:text-properties fo:color="#c9211e" loext:opacity="100%" fo:font-size="11pt" officeooo:paragraph-rsid="0005b340" style:font-size-asian="11pt" style:font-size-complex="11pt"/>
    </style:style>
    <style:style style:name="P10" style:family="paragraph" style:parent-style-name="Text_20_body">
      <style:text-properties fo:color="#c9211e" loext:opacity="100%" officeooo:rsid="000764ae" officeooo:paragraph-rsid="0005b3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rekte Rede Syntaktisches Zitat</text:h>
      <text:p text:style-name="P3"/>
      <text:p text:style-name="P3"><text:s text:c="34"/>sagte_ROOT <text:s text:c="55"/></text:p>
      <text:p text:style-name="P3"><text:s text:c="4"/>__________________________________|__________________________________________________________ <text:s text:c="3"/></text:p>
      <text:p text:style-name="P3"><text:s text:c="3"/>| <text:s text:c="7"/>| <text:s text:c="7"/>| <text:s text:c="26"/>hat_oc <text:s text:c="41"/>| <text:s/></text:p>
      <text:p text:style-name="P3"><text:s text:c="3"/>| <text:s text:c="7"/>| <text:s text:c="7"/>| <text:s text:c="7"/>_____________________|__________________________ <text:s text:c="18"/>| <text:s text:c="2"/></text:p>
      <text:p text:style-name="P3"><text:s text:c="3"/>| <text:s text:c="7"/>| <text:s text:c="7"/>| <text:s text:c="6"/>| <text:s text:c="7"/>| <text:s text:c="11"/>| <text:s text:c="20"/>versetzt_oc <text:s text:c="12"/>| <text:s/></text:p>
      <text:p text:style-name="P3"><text:s text:c="3"/>| <text:s text:c="7"/>| <text:s text:c="7"/>| <text:s text:c="6"/>| <text:s text:c="7"/>| <text:s text:c="11"/>| <text:s text:c="13"/>____________|__________ <text:s text:c="7"/>| <text:s text:c="2"/></text:p>
      <text:p text:style-name="P3"><text:s text:c="3"/>| <text:s text:c="7"/>| <text:s text:c="7"/>| <text:s text:c="6"/>| <text:s text:c="7"/>| <text:s text:c="5"/>Aggression_sb Stabilität_da <text:s text:c="12"/>Schlag_oa zu_mo</text:p>
      <text:p text:style-name="P3"><text:s text:c="3"/>| <text:s text:c="7"/>| <text:s text:c="7"/>| <text:s text:c="6"/>| <text:s text:c="7"/>| <text:s text:c="11"/>| <text:s text:c="12"/>| <text:s text:c="22"/>| <text:s text:c="6"/>| <text:s text:c="2"/></text:p>
      <text:p text:style-name="P4">,_punct Macron_sb ._punct »_punct <text:s/>«_punct <text:s text:c="6"/>Die_nk <text:s text:c="7"/>der_nk <text:s text:c="16"/>einen_nk Xi_nk</text:p>
      <text:p text:style-name="P8">»Die Aggression hat der Stabilität einen Schlag versetzt«, sagte Macron zu X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 text:c="32"/>sagte_ROOT <text:s text:c="57"/></text:p>
      <text:p text:style-name="P3"><text:s text:c="5"/>_______________________________|____________________ <text:s text:c="43"/></text:p>
      <text:p text:style-name="P3"><text:s text:c="4"/>| <text:s text:c="7"/>| <text:s text:c="6"/>| <text:s text:c="5"/>| <text:s text:c="25"/>hat_oc <text:s text:c="38"/></text:p>
      <text:p text:style-name="P3"><text:s text:c="4"/>| <text:s text:c="7"/>| <text:s text:c="6"/>| <text:s text:c="5"/>| <text:s text:c="7"/>____________________|__________________________ <text:s text:c="16"/></text:p>
      <text:p text:style-name="P3"><text:s text:c="4"/>| <text:s text:c="7"/>| <text:s text:c="6"/>| <text:s text:c="5"/>| <text:s text:c="6"/>| <text:s text:c="8"/>| <text:s text:c="9"/>| <text:s text:c="20"/>versetzt_oc <text:s text:c="9"/></text:p>
      <text:p text:style-name="P3"><text:s text:c="4"/>| <text:s text:c="7"/>| <text:s text:c="6"/>| <text:s text:c="5"/>| <text:s text:c="6"/>| <text:s text:c="8"/>| <text:s text:c="9"/>| <text:s text:c="13"/>____________|__________ <text:s text:c="5"/></text:p>
      <text:p text:style-name="P3"><text:s text:c="4"/>| <text:s text:c="7"/>| <text:s text:c="6"/>| <text:s text:c="3"/>zu_mo <text:s text:c="4"/>| <text:s text:c="8"/>| <text:s text:c="3"/>Aggression_sb Stabilität_da <text:s text:c="12"/>Schlag_oa</text:p>
      <text:p text:style-name="P3"><text:s text:c="4"/>| <text:s text:c="7"/>| <text:s text:c="6"/>| <text:s text:c="5"/>| <text:s text:c="6"/>| <text:s text:c="8"/>| <text:s text:c="9"/>| <text:s text:c="12"/>| <text:s text:c="22"/>| <text:s text:c="4"/></text:p>
      <text:p text:style-name="P3">Macron_sb ,_punct ._punct Xi_nk <text:s/>»_punct <text:s text:c="2"/>«_punct <text:s text:c="4"/>Die_nk <text:s text:c="7"/>der_nk <text:s text:c="16"/>einen_nk</text:p>
      <text:p text:style-name="P3"/>
      <text:p text:style-name="P8">Macron sagte zu Xi, »Die Aggression hat der Stabilität einen Schlag versetzt«.</text:p>
      <text:p text:style-name="P8"/>
      <text:h text:style-name="P2" text:outline-level="1">Indirekte Rede Syntaktisches Zitat </text:h>
      <text:p text:style-name="P3"/>
      <text:p text:style-name="P3"><text:s text:c="24"/>sagte_ROOT <text:s text:c="47"/></text:p>
      <text:p text:style-name="P3"><text:s text:c="5"/>_______________________|_________ <text:s text:c="44"/></text:p>
      <text:p text:style-name="P3"><text:s text:c="4"/>| <text:s text:c="7"/>| <text:s text:c="5"/>| <text:s text:c="13"/>habe_oc <text:s text:c="39"/></text:p>
      <text:p text:style-name="P3"><text:s text:c="4"/>| <text:s text:c="7"/>| <text:s text:c="5"/>| <text:s text:c="7"/>_________|_____________________________________ <text:s text:c="6"/></text:p>
      <text:p text:style-name="P3"><text:s text:c="4"/>| <text:s text:c="7"/>| <text:s text:c="5"/>| <text:s text:c="6"/>| <text:s text:c="13"/>Aggression_sb <text:s text:c="14"/>versetzt_oc</text:p>
      <text:p text:style-name="P3"><text:s text:c="4"/>| <text:s text:c="7"/>| <text:s text:c="5"/>| <text:s text:c="6"/>| <text:s text:c="9"/>__________|_____________ <text:s text:c="12"/>| <text:s text:c="5"/></text:p>
      <text:p text:style-name="P3"><text:s text:c="4"/>| <text:s text:c="7"/>| <text:s text:c="3"/>zu_mo <text:s text:c="4"/>| <text:s text:c="8"/>| <text:s text:c="17"/>Stabilität_ag <text:s/>Schlag_oa </text:p>
      <text:p text:style-name="P3"><text:s text:c="4"/>| <text:s text:c="7"/>| <text:s text:c="5"/>| <text:s text:c="6"/>| <text:s text:c="8"/>| <text:s text:c="23"/>| <text:s text:c="11"/>| <text:s text:c="5"/></text:p>
      <text:p text:style-name="P4">Macron_sb ._punct Xi_nk <text:s/>dass_cp <text:s text:c="3"/>die_nk <text:s text:c="18"/>der_nk <text:s text:c="5"/>einen_nk </text:p>
      <text:p text:style-name="P8">Macron sagte zu Xi dass die Aggression der Stabilität einen Schlag versetzt hab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 text:c="28"/>sagte_ROOT <text:s text:c="42"/></text:p>
      <text:p text:style-name="P3"><text:s text:c="4"/>____________________________|_____________________________________________ <text:s text:c="3"/></text:p>
      <text:p text:style-name="P3"><text:s text:c="3"/>| <text:s text:c="7"/>| <text:s text:c="7"/>| <text:s text:c="20"/>habe_oc <text:s text:c="27"/>| <text:s/></text:p>
      <text:p text:style-name="P3"><text:s text:c="3"/>| <text:s text:c="7"/>| <text:s text:c="7"/>| <text:s text:c="10"/>_____________|____________ <text:s text:c="18"/>| <text:s text:c="2"/></text:p>
      <text:p text:style-name="P3"><text:s text:c="3"/>| <text:s text:c="7"/>| <text:s text:c="7"/>| <text:s text:c="9"/>| <text:s text:c="20"/>versetzt_oc <text:s text:c="12"/>| <text:s/></text:p>
      <text:p text:style-name="P3"><text:s text:c="3"/>| <text:s text:c="7"/>| <text:s text:c="7"/>| <text:s text:c="9"/>| <text:s text:c="13"/>____________|__________ <text:s text:c="7"/>| <text:s text:c="2"/></text:p>
      <text:p text:style-name="P3"><text:s text:c="3"/>| <text:s text:c="7"/>| <text:s text:c="7"/>| <text:s text:c="3"/>Aggression_sb Stabilität_da <text:s text:c="12"/>Schlag_oa zu_mo</text:p>
      <text:p text:style-name="P3"><text:s text:c="3"/>| <text:s text:c="7"/>| <text:s text:c="7"/>| <text:s text:c="9"/>| <text:s text:c="12"/>| <text:s text:c="22"/>| <text:s text:c="6"/>| <text:s text:c="2"/></text:p>
      <text:p text:style-name="P4">,_punct Macron_sb ._punct <text:s text:c="4"/>Die_nk <text:s text:c="7"/>der_nk <text:s text:c="16"/>einen_nk Xi_nk</text:p>
      <text:p text:style-name="P8">Die Aggression habe der Stabilität einen Schlag versetzt, sagte Macron zu Xi.</text:p>
      <text:h text:style-name="P2" text:outline-level="1">Kein Zitat</text:h>
      <text:p text:style-name="P5"><text:s text:c="33"/>ist_ROOT <text:s text:c="69"/></text:p>
      <text:p text:style-name="P6"><text:s text:c="4"/>________________________________|________________________ <text:s text:c="50"/></text:p>
      <text:p text:style-name="P6"><text:s text:c="3"/>| <text:s text:c="17"/>| <text:s text:c="33"/>worden_oc <text:s text:c="44"/></text:p>
      <text:p text:style-name="P6"><text:s text:c="3"/>| <text:s text:c="17"/>| <text:s text:c="37"/>| <text:s text:c="49"/></text:p>
      <text:p text:style-name="P6"><text:s text:c="3"/>| <text:s text:c="17"/>| <text:s text:c="32"/>empfangen_oc <text:s text:c="42"/></text:p>
      <text:p text:style-name="P6"><text:s text:c="3"/>| <text:s text:c="17"/>| <text:s text:c="25"/>____________|________________________________________ <text:s text:c="9"/></text:p>
      <text:p text:style-name="P6"><text:s text:c="3"/>| <text:s text:c="17"/>| <text:s text:c="24"/>| <text:s text:c="23"/>vom_sbp <text:s text:c="21"/>| <text:s text:c="7"/></text:p>
      <text:p text:style-name="P6"><text:s text:c="3"/>| <text:s text:c="17"/>| <text:s text:c="24"/>| <text:s text:c="26"/>| <text:s text:c="24"/>| <text:s text:c="8"/></text:p>
      <text:p text:style-name="P6"><text:s text:c="3"/>| <text:s text:c="12"/>Präsident_sb <text:s text:c="18"/>| <text:s text:c="20"/>Staatschef_nk <text:s text:c="16"/>mit_mo <text:s text:c="4"/></text:p>
      <text:p text:style-name="P6"><text:s text:c="3"/>| <text:s text:c="6"/>___________|_____________ <text:s text:c="11"/>| <text:s text:c="12"/>______________|___________ <text:s text:c="13"/>| <text:s text:c="8"/></text:p>
      <text:p text:style-name="P6"><text:s text:c="3"/>| <text:s text:c="5"/>| <text:s text:c="10"/>| <text:s text:c="8"/>Macron_nk <text:s text:c="4"/>in_mo <text:s text:c="9"/>| <text:s text:c="21"/>Jinping_nk <text:s text:c="4"/>Ehren_nk <text:s text:c="3"/></text:p>
      <text:p text:style-name="P6"><text:s text:c="3"/>| <text:s text:c="5"/>| <text:s text:c="10"/>| <text:s text:c="12"/>| <text:s text:c="10"/>| <text:s text:c="11"/>| <text:s text:c="25"/>| <text:s text:c="12"/>| <text:s text:c="8"/></text:p>
      <text:p text:style-name="P7">._punct Der_nk französische_nk Emmanuel_pnc Peking_nk chinesischen_nk <text:s text:c="16"/>Xi_pnc <text:s text:c="2"/>militärischen_nk</text:p>
      <text:p text:style-name="P9">Der französische Präsident Emmanuel Macron ist in Peking vom chinesischen Staatschef Xi Jinping mit militärischen Ehren empfangen worden.</text:p>
      <text:p text:style-name="P9"/>
      <text:p text:style-name="P5"><text:s text:c="14"/>begrüßte_ROOT <text:s text:c="39"/></text:p>
      <text:p text:style-name="P6"><text:s text:c="3"/>_________________|_______________________________ <text:s text:c="15"/></text:p>
      <text:p text:style-name="P6"><text:s text:c="2"/>| <text:s text:c="5"/>| <text:s text:c="7"/>Vor_mo <text:s text:c="8"/>| <text:s text:c="15"/>auf_mo <text:s text:c="10"/></text:p>
      <text:p text:style-name="P6"><text:s text:c="2"/>| <text:s text:c="5"/>| <text:s text:c="9"/>| <text:s text:c="11"/>| <text:s text:c="17"/>| <text:s text:c="14"/></text:p>
      <text:p text:style-name="P6"><text:s text:c="2"/>| <text:s text:c="5"/>| <text:s text:c="3"/>Gesprächen_nk <text:s text:c="2"/>Gast_oa <text:s text:c="10"/>Teppich_nk <text:s text:c="8"/></text:p>
      <text:p text:style-name="P6"><text:s text:c="2"/>| <text:s text:c="5"/>| <text:s text:c="9"/>| <text:s text:c="11"/>| <text:s text:c="8"/>_________|_________ <text:s text:c="5"/></text:p>
      <text:p text:style-name="P7">Xi_sb ._punct gemeinsamen_nk seinen_nk einem_nk <text:s text:c="11"/>roten_nk</text:p>
      <text:p text:style-name="P9">Vor gemeinsamen Gesprächen begrüßte Xi seinen Gast auf einem roten Teppich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13:14.375716397</meta:creation-date>
    <meta:print-date>2023-04-07T12:46:59.747510611</meta:print-date>
    <dc:date>2023-04-07T12:52:42.705340724</dc:date>
    <meta:editing-duration>PT19M7S</meta:editing-duration>
    <meta:editing-cycles>1</meta:editing-cycles>
    <meta:document-statistic meta:table-count="0" meta:image-count="0" meta:object-count="0" meta:page-count="3" meta:paragraph-count="65" meta:word-count="372" meta:character-count="5807" meta:non-whitespace-character-count="2221"/>
    <meta:generator>LibreOffice/7.3.7.2$Linux_X86_64 LibreOffice_project/30$Build-2</meta:generator>
  </office:meta>
</office:document-meta>
</file>